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Verdana" svg:font-family="Verdana, Arial, Helvetica,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cm" loext:contextual-spacing="false" fo:line-height="125%" fo:orphans="2" fo:widows="2"/>
    </style:style>
    <style:style style:name="P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1b0384"/>
    </style:style>
    <style:style style:name="P4"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391c06"/>
    </style:style>
    <style:style style:name="P5"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5246c4"/>
    </style:style>
    <style:style style:name="P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paragraph-rsid="005410d3"/>
    </style:style>
    <style:style style:name="P7"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8" style:family="paragraph" style:parent-style-name="Preformatted_20_Text">
      <style:paragraph-properties fo:margin-top="0cm" fo:margin-bottom="0cm" loext:contextual-spacing="false" fo:line-height="125%" fo:orphans="2" fo:widows="2"/>
      <style:text-properties fo:font-variant="normal" fo:text-transform="none" fo:color="#000080" style:text-line-through-style="none" style:text-line-through-type="none" style:font-name="monospace" fo:font-size="8.25pt" fo:letter-spacing="normal" fo:font-style="normal" style:text-underline-style="none" fo:font-weight="bold" officeooo:paragraph-rsid="001b0384" style:text-blinking="false"/>
    </style:style>
    <style:style style:name="P9"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normal" officeooo:rsid="00579355" officeooo:paragraph-rsid="00579355"/>
    </style:style>
    <style:style style:name="P10"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normal" officeooo:rsid="00579355" officeooo:paragraph-rsid="005f176c"/>
    </style:style>
    <style:style style:name="P11" style:family="paragraph" style:parent-style-name="Preformatted_20_Text">
      <style:paragraph-properties fo:margin-top="0cm" fo:margin-bottom="0cm" loext:contextual-spacing="false" fo:line-height="125%" fo:orphans="2" fo:widows="2"/>
      <style:text-properties fo:font-variant="normal" fo:text-transform="none" style:use-window-font-color="true" style:font-name="monospace" fo:font-size="8.25pt" fo:letter-spacing="normal" fo:font-style="normal" fo:font-weight="bold" officeooo:rsid="00579355" officeooo:paragraph-rsid="00579355" style:font-weight-asian="bold" style:font-weight-complex="bold"/>
    </style:style>
    <style:style style:name="P12" style:family="paragraph" style:parent-style-name="Standard">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bold" officeooo:paragraph-rsid="0018d837" style:font-weight-asian="bold" style:font-weight-complex="bold"/>
    </style:style>
    <style:style style:name="P13" style:family="paragraph" style:parent-style-name="Standard">
      <style:paragraph-properties fo:margin-top="0cm" fo:margin-bottom="0cm" loext:contextual-spacing="false" fo:line-height="125%" fo:orphans="2" fo:widows="2"/>
      <style:text-properties fo:font-variant="normal" fo:text-transform="none" fo:color="#000000" style:font-name="Liberation Serif" fo:font-size="12pt" fo:letter-spacing="normal" fo:font-style="normal" fo:font-weight="bold" officeooo:paragraph-rsid="0018d837" style:font-size-asian="12pt" style:font-weight-asian="bold" style:font-size-complex="12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paragraph-rsid="00178c4b" style:font-weight-asian="bold" style:font-weight-complex="bold"/>
    </style:style>
    <style:style style:name="P16" style:family="paragraph" style:parent-style-name="Standard">
      <style:text-properties fo:font-weight="bold" officeooo:paragraph-rsid="0025bc53" style:font-weight-asian="bold" style:font-weight-complex="bold"/>
    </style:style>
    <style:style style:name="P17" style:family="paragraph" style:parent-style-name="Standard">
      <style:text-properties fo:font-weight="bold" officeooo:paragraph-rsid="00278474" style:font-weight-asian="bold" style:font-weight-complex="bold"/>
    </style:style>
    <style:style style:name="P18" style:family="paragraph" style:parent-style-name="Standard">
      <style:text-properties fo:font-weight="bold" officeooo:paragraph-rsid="0028fbef" style:font-weight-asian="bold" style:font-weight-complex="bold"/>
    </style:style>
    <style:style style:name="P19" style:family="paragraph" style:parent-style-name="Standard">
      <style:text-properties fo:font-weight="bold" officeooo:paragraph-rsid="002abdf8" style:font-weight-asian="bold" style:font-weight-complex="bold"/>
    </style:style>
    <style:style style:name="P20" style:family="paragraph" style:parent-style-name="Standard">
      <style:text-properties fo:font-weight="bold" officeooo:rsid="002d7bd1" officeooo:paragraph-rsid="002d7bd1" style:font-weight-asian="bold" style:font-weight-complex="bold"/>
    </style:style>
    <style:style style:name="P21" style:family="paragraph" style:parent-style-name="Standard">
      <style:text-properties fo:font-weight="bold" officeooo:paragraph-rsid="0034940b" style:font-weight-asian="bold" style:font-weight-complex="bold"/>
    </style:style>
    <style:style style:name="P22" style:family="paragraph" style:parent-style-name="Standard">
      <style:text-properties fo:color="#c9211e" fo:font-weight="bold" style:font-weight-asian="bold" style:font-weight-complex="bold"/>
    </style:style>
    <style:style style:name="P23" style:family="paragraph" style:parent-style-name="Standard">
      <style:text-properties fo:color="#c9211e" fo:font-weight="bold" officeooo:paragraph-rsid="0001ea52" style:font-weight-asian="bold" style:font-weight-complex="bold"/>
    </style:style>
    <style:style style:name="P24" style:family="paragraph" style:parent-style-name="Standard">
      <style:text-properties fo:color="#c9211e" fo:font-weight="bold" officeooo:paragraph-rsid="00440efb" style:font-weight-asian="bold" style:font-weight-complex="bold"/>
    </style:style>
    <style:style style:name="P25" style:family="paragraph" style:parent-style-name="Standard">
      <style:text-properties fo:color="#c9211e" fo:font-weight="bold" officeooo:paragraph-rsid="00478044" style:font-weight-asian="bold" style:font-weight-complex="bold"/>
    </style:style>
    <style:style style:name="P26" style:family="paragraph" style:parent-style-name="Standard">
      <style:text-properties style:use-window-font-color="true" fo:font-weight="bold" officeooo:paragraph-rsid="00178c4b" style:font-weight-asian="bold" style:font-weight-complex="bold"/>
    </style:style>
    <style:style style:name="P27" style:family="paragraph" style:parent-style-name="Preformatted_20_Text">
      <style:text-properties fo:font-variant="normal" fo:text-transform="none" fo:color="#000000" style:font-name="monospace" fo:font-size="8.25pt" fo:letter-spacing="normal" fo:font-style="normal" fo:font-weight="normal"/>
    </style:style>
    <style:style style:name="P28" style:family="paragraph" style:parent-style-name="Preformatted_20_Text">
      <style:text-properties fo:font-variant="normal" fo:text-transform="none" fo:color="#000000" style:font-name="monospace" fo:font-size="8.25pt" fo:letter-spacing="normal" fo:font-style="normal" fo:font-weight="normal" officeooo:paragraph-rsid="002abdf8" style:font-weight-asian="bold" style:font-weight-complex="bold"/>
    </style:style>
    <style:style style:name="P29" style:family="paragraph" style:parent-style-name="Preformatted_20_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P30" style:family="paragraph" style:parent-style-name="Preformatted_20_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font-weight-asian="bold" style:font-weight-complex="bold"/>
    </style:style>
    <style:style style:name="P31" style:family="paragraph" style:parent-style-name="Preformatted_20_Text">
      <style:text-properties officeooo:paragraph-rsid="000f0f71"/>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text-properties fo:font-weight="bold" officeooo:paragraph-rsid="002abdf8" style:font-weight-asian="bold" style:font-weight-complex="bold"/>
    </style:style>
    <style:style style:name="P34" style:family="paragraph" style:parent-style-name="Preformatted_20_Text">
      <style:text-properties fo:font-weight="bold" officeooo:paragraph-rsid="005b1e7f" style:font-weight-asian="bold" style:font-weight-complex="bold"/>
    </style:style>
    <style:style style:name="P35" style:family="paragraph" style:parent-style-name="Preformatted_20_Text">
      <style:text-properties officeooo:paragraph-rsid="005b1e7f"/>
    </style:style>
    <style:style style:name="P36" style:family="paragraph" style:parent-style-name="Preformatted_20_Text">
      <style:text-properties officeooo:paragraph-rsid="005c158f"/>
    </style:style>
    <style:style style:name="P37" style:family="paragraph" style:parent-style-name="Preformatted_20_Text">
      <style:paragraph-properties fo:margin-left="0cm" fo:margin-right="0cm" fo:margin-top="0cm" fo:margin-bottom="0cm" loext:contextual-spacing="false" fo:line-height="125%" fo:orphans="2" fo:widows="2" fo:text-indent="0cm" style:auto-text-indent="false"/>
    </style:style>
    <style:style style:name="P38"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officeooo:paragraph-rsid="005b1e7f"/>
    </style:style>
    <style:style style:name="P39"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officeooo:paragraph-rsid="005c158f"/>
    </style:style>
    <style:style style:name="P40"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fo:font-weight="bold" style:font-weight-asian="bold" style:font-weight-complex="bold"/>
    </style:style>
    <style:style style:name="P41" style:family="paragraph" style:parent-style-name="Standard">
      <style:paragraph-properties fo:break-before="page"/>
      <style:text-properties fo:color="#c9211e" fo:font-weight="bold" officeooo:paragraph-rsid="0034940b" style:font-weight-asian="bold" style:font-weight-complex="bold"/>
    </style:style>
    <style:style style:name="P42" style:family="paragraph" style:parent-style-name="Preformatted_20_Text">
      <style:paragraph-properties fo:margin-left="0cm" fo:margin-right="0cm" fo:margin-top="0cm" fo:margin-bottom="0cm" loext:contextual-spacing="false" fo:line-height="125%" fo:orphans="2" fo:widows="2" fo:text-indent="0cm" style:auto-text-indent="false"/>
      <style:text-properties fo:font-variant="normal" fo:text-transform="none" fo:color="#000000" style:font-name="monospace" fo:font-size="8.25pt" fo:letter-spacing="normal" fo:font-style="normal" fo:font-weight="normal" officeooo:paragraph-rsid="0015a962"/>
    </style:style>
    <style:style style:name="P43" style:family="paragraph" style:parent-style-name="Preformatted_20_Text">
      <style:text-properties fo:font-variant="normal" fo:text-transform="none" fo:color="#007f7f" style:text-line-through-style="none" style:text-line-through-type="none" style:font-name="monospace" fo:font-size="8.25pt" fo:letter-spacing="normal" fo:font-style="normal" style:text-underline-style="none" fo:font-weight="bold" style:text-blinking="false"/>
    </style:style>
    <style:style style:name="T1"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style>
    <style:style style:name="T2"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font-weight-asian="bold" style:font-weight-complex="bold"/>
    </style:style>
    <style:style style:name="T3" style:family="text">
      <style:text-properties fo:font-variant="normal" fo:text-transform="none" fo:color="#000080" style:text-line-through-style="none" style:text-line-through-type="none" style:font-name="monospace" fo:font-size="8.25pt" fo:letter-spacing="normal" fo:font-style="normal" style:text-underline-style="none" fo:font-weight="bold" officeooo:rsid="005c158f" style:text-blinking="false" style:font-weight-asian="bold" style:font-weight-complex="bold"/>
    </style:style>
    <style:style style:name="T4" style:family="text">
      <style:text-properties fo:font-variant="normal" fo:text-transform="none" fo:color="#000080" style:text-line-through-style="none" style:text-line-through-type="none" style:font-name="monospace" fo:font-size="8.25pt" fo:letter-spacing="normal" fo:font-style="normal" style:text-underline-style="none" style:text-blinking="false"/>
    </style:style>
    <style:style style:name="T5" style:family="text">
      <style:text-properties fo:font-variant="normal" fo:text-transform="none" fo:color="#000000" style:font-name="monospace" fo:font-size="8.25pt" fo:letter-spacing="normal" fo:font-style="normal" fo:font-weight="normal"/>
    </style:style>
    <style:style style:name="T6" style:family="text">
      <style:text-properties fo:font-variant="normal" fo:text-transform="none" fo:color="#000000" style:font-name="monospace" fo:font-size="8.25pt" fo:letter-spacing="normal" fo:font-style="normal" fo:font-weight="normal" officeooo:rsid="00391c06" style:font-name-asian="NSimSun" style:font-size-asian="10pt" style:font-name-complex="Liberation Mono" style:font-size-complex="10pt"/>
    </style:style>
    <style:style style:name="T7" style:family="text">
      <style:text-properties fo:font-variant="normal" fo:text-transform="none" fo:color="#000000" style:font-name="monospace" fo:font-size="8.25pt" fo:letter-spacing="normal" fo:font-style="normal" style:text-underline-style="solid" style:text-underline-width="auto" style:text-underline-color="font-color" fo:font-weight="bold"/>
    </style:style>
    <style:style style:name="T8"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T9" style:family="text">
      <style:text-properties fo:font-variant="normal" fo:text-transform="none" fo:color="#000000" style:text-line-through-style="none" style:text-line-through-type="none" style:font-name="monospace" fo:font-size="8.25pt" fo:letter-spacing="normal" fo:font-style="normal" style:text-underline-style="none" fo:font-weight="normal" officeooo:rsid="00178c4b" style:text-blinking="false"/>
    </style:style>
    <style:style style:name="T10"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font-weight-asian="bold" style:font-weight-complex="bold"/>
    </style:style>
    <style:style style:name="T11" style:family="text">
      <style:text-properties fo:font-variant="normal" fo:text-transform="none" fo:color="#000000" style:text-line-through-style="none" style:text-line-through-type="none" style:font-name="monospace" fo:font-size="8.25pt" fo:letter-spacing="normal" fo:language="zxx" fo:country="none" fo:font-style="normal" style:text-underline-style="none" fo:font-weight="normal" officeooo:rsid="00391c06" style:text-blinking="false" style:font-name-asian="NSimSun" style:font-size-asian="10pt" style:language-asian="zxx" style:country-asian="none" style:font-name-complex="Liberation Mono" style:font-size-complex="10pt" style:language-complex="zxx" style:country-complex="none"/>
    </style:style>
    <style:style style:name="T12" style:family="text">
      <style:text-properties fo:font-variant="normal" fo:text-transform="none" fo:color="#000000" fo:letter-spacing="normal"/>
    </style:style>
    <style:style style:name="T13" style:family="text">
      <style:text-properties fo:font-variant="normal" fo:text-transform="none" fo:color="#007f7f" style:font-name="monospace" fo:font-size="8.25pt" fo:letter-spacing="normal" fo:font-style="normal" fo:font-weight="normal"/>
    </style:style>
    <style:style style:name="T14" style:family="text">
      <style:text-properties fo:font-variant="normal" fo:text-transform="none" fo:color="#008000" style:font-name="monospace" fo:font-size="8.25pt" fo:letter-spacing="normal" fo:font-style="normal" fo:font-weight="normal"/>
    </style:style>
    <style:style style:name="T15" style:family="text">
      <style:text-properties fo:font-variant="normal" fo:text-transform="none" fo:color="#008000" style:font-name="monospace" fo:font-size="8.25pt" fo:letter-spacing="normal" fo:font-style="normal" fo:font-weight="normal" officeooo:rsid="00582177"/>
    </style:style>
    <style:style style:name="T16" style:family="text">
      <style:text-properties fo:color="#000080" style:text-line-through-style="none" style:text-line-through-type="none" style:text-underline-style="none" fo:font-weight="bold" style:text-blinking="false"/>
    </style:style>
    <style:style style:name="T17" style:family="text">
      <style:text-properties fo:color="#000080" style:text-line-through-style="none" style:text-line-through-type="none" style:text-underline-style="none" fo:font-weight="bold" officeooo:rsid="005f176c" style:text-blinking="false" style:font-weight-asian="bold" style:font-weight-complex="bold"/>
    </style:style>
    <style:style style:name="T18" style:family="text">
      <style:text-properties fo:color="#007f7f"/>
    </style:style>
    <style:style style:name="T19" style:family="text">
      <style:text-properties fo:color="#007f7f" style:font-name="monospace" fo:font-size="8.25pt" fo:font-style="normal" fo:font-weight="normal"/>
    </style:style>
    <style:style style:name="T20" style:family="text">
      <style:text-properties officeooo:rsid="00391c06" style:font-name-asian="NSimSun" style:font-size-asian="10pt" style:font-name-complex="Liberation Mono" style:font-size-complex="10pt"/>
    </style:style>
    <style:style style:name="T21" style:family="text">
      <style:text-properties officeooo:rsid="005410d3"/>
    </style:style>
    <style:style style:name="T22" style:family="text">
      <style:text-properties style:font-name="monospace" fo:font-size="8.25pt" fo:font-style="normal" fo:font-weight="normal"/>
    </style:style>
    <style:style style:name="T23" style:family="text">
      <style:text-properties fo:color="#000000"/>
    </style:style>
    <style:style style:name="T24" style:family="text">
      <style:text-properties fo:color="#000000" fo:font-weight="normal"/>
    </style:style>
    <style:style style:name="T25" style:family="text">
      <style:text-properties fo:color="#000000" fo:font-weight="normal" style:font-weight-asian="bold" style:font-weight-complex="bold"/>
    </style:style>
    <style:style style:name="T26" style:family="text">
      <style:text-properties fo:color="#000000" style:text-line-through-style="none" style:text-line-through-type="none" style:text-underline-style="none" officeooo:rsid="005f176c" style:text-blinking="false"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5b1e7f" style:font-weight-asian="bold" style:font-weight-complex="bold"/>
    </style:style>
    <style:style style:name="T29" style:family="text">
      <style:text-properties officeooo:rsid="005b1e7f"/>
    </style:style>
    <style:style style:name="T30" style:family="text">
      <style:text-properties style:font-name="Liberation Mono" fo:font-size="10pt" fo:font-weight="bold" officeooo:rsid="005b1e7f" style:font-name-asian="NSimSun" style:font-size-asian="10pt" style:font-weight-asian="bold" style:font-name-complex="Liberation Mono" style:font-size-complex="10pt" style:font-weight-complex="bold"/>
    </style:style>
    <style:style style:name="T31" style:family="text">
      <style:text-properties style:font-name="Liberation Mono" fo:font-size="10pt" fo:font-weight="bold" officeooo:rsid="005c158f" style:font-name-asian="NSimSun" style:font-size-asian="10pt" style:font-weight-asian="bold" style:font-name-complex="Liberation Mono" style:font-size-complex="10pt" style:font-weight-complex="bold"/>
    </style:style>
    <style:style style:name="T32" style:family="text">
      <style:text-properties style:font-name="Liberation Mono" fo:font-size="10pt" fo:font-weight="bold" officeooo:rsid="005d57d7" style:font-name-asian="NSimSun" style:font-size-asian="10pt" style:font-weight-asian="bold" style:font-name-complex="Liberation Mono" style:font-size-complex="10pt" style:font-weight-complex="bold"/>
    </style:style>
    <style:style style:name="T33" style:family="text">
      <style:text-properties style:text-line-through-style="none" style:text-line-through-type="none" style:text-underline-style="none" style:text-blink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22">Show the number of instruments rented per month during a specified year. It shall be possible to retrieve the total number of rented instruments (just one number) and rented instruments of each kind (one number per kind, guitar, trumpet, etc). The latter list shall be sorted by number of rentals. This query is expected to be performed a few times per week.</text:p>
      <text:p text:style-name="Standard"/>
      <text:p text:style-name="P37"><text:span text:style-name="T5">CREATE REPLA</text:span><text:a xlink:type="simple" xlink:href="https://www.postgresql.org/docs/13/static/functions-logical.html" office:target-frame-name="_blank" xlink:show="new" text:style-name="Internet_20_link" text:visited-style-name="Visited_20_Internet_20_Link"><text:span text:style-name="T1">OR</text:span></text:a><text:span text:style-name="T5">CE VIEW </text:span><text:a xlink:type="simple" xlink:href="http://localhost:8080/?pgsql=db&amp;username=postgres&amp;db=Soundgood&amp;ns=public&amp;table=leasing_view" text:style-name="Internet_20_link" text:visited-style-name="Visited_20_Internet_20_Link"><text:span text:style-name="T8">leasing_view</text:span></text:a><text:span text:style-name="T5">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2">leasing_id,</text:p>
      <text:p text:style-name="P2">A.instrument_stock_id,</text:p>
      <text:p text:style-name="P2">C.instrument_name,</text:p>
      <text:p text:style-name="P4">C.instrument_<text:span text:style-name="T20">play</text:span>_id,</text:p>
      <text:p text:style-name="P2">lease_date,</text:p>
      <text:p text:style-name="P1"><text:a xlink:type="simple" xlink:href="https://www.postgresql.org/docs/13/static/functions-conditional.html" office:target-frame-name="_blank" xlink:show="new" text:style-name="Internet_20_link" text:visited-style-name="Visited_20_Internet_20_Link"><text:span text:style-name="T1">COALESCE</text:span></text:a><text:span text:style-name="T5">(return_date,</text:span><text:span text:style-name="T14">'</text:span><text:span text:style-name="T15">2040</text:span><text:span text:style-name="T14">-01-01'</text:span><text:span text:style-name="T5">) AS return_date</text:span></text:p>
      <text:p text:style-name="P1"><text:span text:style-name="T5">FROM </text:span><text:a xlink:type="simple" xlink:href="http://localhost:8080/?pgsql=db&amp;username=postgres&amp;db=Soundgood&amp;ns=public&amp;table=leasing" text:style-name="Internet_20_link" text:visited-style-name="Visited_20_Internet_20_Link"><text:span text:style-name="T8">leasing</text:span></text:a><text:span text:style-name="T5"> A INNER JOIN </text:span><text:a xlink:type="simple" xlink:href="http://localhost:8080/?pgsql=db&amp;username=postgres&amp;db=Soundgood&amp;ns=public&amp;table=instrument_stock" text:style-name="Internet_20_link" text:visited-style-name="Visited_20_Internet_20_Link"><text:span text:style-name="T8">instrument_stock</text:span></text:a><text:span text:style-name="T5"> B ON A.instrument_stock_id=B.instrument_stock_id</text:span></text:p>
      <text:p text:style-name="P1"><text:span text:style-name="T5">INNER JOIN </text:span><text:a xlink:type="simple" xlink:href="http://localhost:8080/?pgsql=db&amp;username=postgres&amp;db=Soundgood&amp;ns=public&amp;table=instrument_type" text:style-name="Internet_20_link" text:visited-style-name="Visited_20_Internet_20_Link"><text:span text:style-name="T8">instrument_</text:span></text:a><text:a xlink:type="simple" xlink:href="http://localhost:8080/?pgsql=db&amp;username=postgres&amp;db=Soundgood&amp;ns=public&amp;table=instrument_type" text:style-name="Internet_20_link" text:visited-style-name="Visited_20_Internet_20_Link">p</text:a><text:span text:style-name="T11">lay</text:span><text:span text:style-name="T5"> C ON B.instrument_</text:span><text:span text:style-name="T6">play</text:span><text:span text:style-name="T5">_id=C.instrument_</text:span><text:span text:style-name="T6">play</text:span><text:span text:style-name="T5">_id;</text:span></text:p>
      <text:p text:style-name="Standard"/>
      <text:p text:style-name="P31"/>
      <text:p text:style-name="P15"/>
      <text:p text:style-name="P42">CREATE MATERIALIZED VIEW leasing_array_view AS</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5"> instrument_name,</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1-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2-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3-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4-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5-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6-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7-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8-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09-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10-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11-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_date &lt; </text:span><text:span text:style-name="T14">'2021-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return_date &gt;=</text:span><text:span text:style-name="T14">'2020-12-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December</text:span></text:p>
      <text:p text:style-name="P1"><text:span text:style-name="T5">FROM </text:span><text:a xlink:type="simple" xlink:href="http://localhost:8080/?pgsql=db&amp;username=postgres&amp;db=Soundgood&amp;ns=public&amp;table=leasing_view" text:style-name="Internet_20_link" text:visited-style-name="Visited_20_Internet_20_Link"><text:span text:style-name="T8">leasing_view</text:span></text:a></text:p>
      <text:p text:style-name="P5">GROUP BY instrument_name</text:p>
      <text:p text:style-name="P2"/>
      <text:p text:style-name="P13"/>
      <text:p text:style-name="P13"/>
      <text:p text:style-name="P13"/>
      <text:p text:style-name="P13"/>
      <text:p text:style-name="P13"/>
      <text:p text:style-name="P13"/>
      <text:p text:style-name="P13"><text:soft-page-break/>Show the number of instruments rented per month during a specified year rented instruments of each kind (one number per kind, guitar, trumpet, etc). The latter list shall be sorted by number of rentals</text:p>
      <text:p text:style-name="P12"/>
      <text:p text:style-name="P6"><text:a xlink:type="simple" xlink:href="https://www.postgresql.org/docs/13/static/sql-select.html" office:target-frame-name="_blank" xlink:show="new" text:style-name="Internet_20_link" text:visited-style-name="Visited_20_Internet_20_Link"><text:span text:style-name="T16">SELECT</text:span></text:a> instrument_name,Januari,Februari,Mars,April,Maj,Juni,Juli,Augusti,September,Oktober,November,Decembe<text:span text:style-name="T21">r</text:span>, </text:p>
      <text:p text:style-name="P6">Januari+Februari+Mars+April+Maj+Juni+Juli+Augusti+September+Oktober+November+December AS total_leasing_months</text:p>
      <text:p text:style-name="P1"><text:span text:style-name="T5">FROM </text:span><text:a xlink:type="simple" xlink:href="http://localhost:8080/?pgsql=db&amp;username=postgres&amp;db=Soundgood&amp;ns=public&amp;table=leasing_array_view" text:style-name="Internet_20_link" text:visited-style-name="Visited_20_Internet_20_Link"><text:span text:style-name="T8">leasing_array_view</text:span></text:a></text:p>
      <text:p text:style-name="P2">ORDER BY total_leasing_months DESC</text:p>
      <text:p text:style-name="P2"/>
      <text:p text:style-name="Standard"/>
      <text:p text:style-name="P26">Show the number of instruments rented per month during a specified year. It shall be possible to retrieve the total number of rented instruments (just one number) </text:p>
      <text:p text:style-name="Standard"/>
      <text:p text:style-name="P37"><text:a xlink:type="simple" xlink:href="https://www.postgresql.org/docs/13/static/sql-select.html" office:target-frame-name="_blank" xlink:show="new" text:style-name="Internet_20_link" text:visited-style-name="Visited_20_Internet_20_Link"><text:span text:style-name="T1">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Januari)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FEBRUARI)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Mars)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April)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Maj)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Juni)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Juli)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Augusti)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September)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Oktober)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November)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December) AS December</text:span></text:p>
      <text:p text:style-name="P1"><text:span text:style-name="T5">FROM </text:span><text:a xlink:type="simple" xlink:href="http://localhost:8080/?pgsql=db&amp;username=postgres&amp;db=Soundgood&amp;ns=public&amp;table=leasing_array" text:style-name="Internet_20_link" text:visited-style-name="Visited_20_Internet_20_Link">leasing_array</text:a><text:span text:style-name="T8">_</text:span><text:span text:style-name="T9">view</text:span></text:p>
      <text:p text:style-name="P27"/>
      <text:p text:style-name="P27"/>
      <text:p text:style-name="P27"/>
      <text:p text:style-name="P14"/>
      <text:p text:style-name="P23">The same as above, but retrieve the average number of rentals per month during the entire year, instead of the total for each month.</text:p>
      <text:p text:style-name="P14"/>
      <text:p text:style-name="P8"/>
      <text:p text:style-name="P8"/>
      <text:p text:style-name="P8"/>
      <text:p text:style-name="P3"><text:a xlink:type="simple" xlink:href="https://www.postgresql.org/docs/13/static/sql-select.html" office:target-frame-name="_blank" xlink:show="new" text:style-name="Internet_20_link" text:visited-style-name="Visited_20_Internet_20_Link"><text:span text:style-name="T16">SELECT</text:span></text:a> instrument_name,</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text:span><text:span text:style-name="T13">12</text:span><text:span text:style-name="T5"> AS J</text:span></text:p>
      <text:p text:style-name="P1"><text:span text:style-name="T5">FROM </text:span><text:a xlink:type="simple" xlink:href="http://localhost:8080/?pgsql=db&amp;username=postgres&amp;db=Soundgood&amp;ns=public&amp;table=leasing_array_view" text:style-name="Internet_20_link" text:visited-style-name="Visited_20_Internet_20_Link"><text:span text:style-name="T8">leasing_array_view</text:span></text:a></text:p>
      <text:p text:style-name="P2">GROUP BY instrument_name</text:p>
      <text:p text:style-name="P3"/>
      <text:p text:style-name="P3"/>
      <text:p text:style-name="P37"><text:a xlink:type="simple" xlink:href="https://www.postgresql.org/docs/13/static/sql-select.html" office:target-frame-name="_blank" xlink:show="new" text:style-name="Internet_20_link" text:visited-style-name="Visited_20_Internet_20_Link"><text:span text:style-name="T1">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 * </text:span><text:a xlink:type="simple" xlink:href="https://www.postgresql.org/docs/13/static/functions-aggregate.html" office:target-frame-name="_blank" xlink:show="new" text:style-name="Internet_20_link" text:visited-style-name="Visited_20_Internet_20_Link"><text:span text:style-name="T1">COUNT</text:span></text:a><text:span text:style-name="T5">(januari+februari+mars+april+maj+juni+juli+augusti+september+oktober+november+december)/</text:span><text:span text:style-name="T13">12</text:span><text:span text:style-name="T5"> AS avg_per_month</text:span></text:p>
      <text:p text:style-name="P1"><text:span text:style-name="T5">FROM </text:span><text:a xlink:type="simple" xlink:href="http://localhost:8080/?pgsql=db&amp;username=postgres&amp;db=Soundgood&amp;ns=public&amp;table=leasing_array_view" text:style-name="Internet_20_link" text:visited-style-name="Visited_20_Internet_20_Link"><text:span text:style-name="T8">leasing_array_view</text:span></text:a></text:p>
      <text:p text:style-name="Standard"/>
      <text:p text:style-name="Standard"/>
      <text:p text:style-name="P14"/>
      <text:p text:style-name="P14"><text:soft-page-break/></text:p>
      <text:p text:style-name="P22">Show the number of lessons given per month during a specified year. It shall be possible to retrieve the total number of lessons (just one number) and the specific number of individual lessons, group lessons and ensembles. This query is expected to be performed a few times per week.</text:p>
      <text:p text:style-name="P14"/>
      <text:p text:style-name="P14"/>
      <text:p text:style-name="P16">specific number of individual lessons</text:p>
      <text:p text:style-name="P38"><text:a xlink:type="simple" xlink:href="https://www.postgresql.org/docs/13/static/sql-createview.html" office:target-frame-name="_blank" xlink:show="new" text:style-name="Internet_20_link" text:visited-style-name="Visited_20_Internet_20_Link"><text:span text:style-name="T1">CREATE </text:span></text:a><text:a xlink:type="simple" xlink:href="https://www.postgresql.org/docs/13/static/sql-createview.html" office:target-frame-name="_blank" xlink:show="new" text:style-name="Internet_20_link" text:visited-style-name="Visited_20_Internet_20_Link"><text:span text:style-name="T8">MATERIALIZED </text:span></text:a><text:a xlink:type="simple" xlink:href="https://www.postgresql.org/docs/13/static/sql-createview.html" office:target-frame-name="_blank" xlink:show="new" text:style-name="Internet_20_link" text:visited-style-name="Visited_20_Internet_20_Link"><text:span text:style-name="T1">VIEW</text:span></text:a><text:span text:style-name="T8"> </text:span><text:a xlink:type="simple" xlink:href="http://localhost:8080/?pgsql=db&amp;username=postgres&amp;db=Soundgood&amp;ns=public&amp;table=lesson_view" text:style-name="Internet_20_link" text:visited-style-name="Visited_20_Internet_20_Link">lesson_view</text:a><text:span text:style-name="T8">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2-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3-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4-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5-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6-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7-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8-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9-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0-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1-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2-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1-01-0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december</text:span></text:p>
      <text:p text:style-name="P1"><text:span text:style-name="T5">FROM </text:span><text:a xlink:type="simple" xlink:href="http://localhost:8080/?pgsql=db&amp;username=postgres&amp;db=Soundgood&amp;ns=public&amp;table=lesson" text:style-name="Internet_20_link" text:visited-style-name="Visited_20_Internet_20_Link"><text:span text:style-name="T8">lesson</text:span></text:a></text:p>
      <text:p text:style-name="P29"/>
      <text:p text:style-name="P14"/>
      <text:p text:style-name="P14"/>
      <text:p text:style-name="P14"/>
      <text:p text:style-name="P14"/>
      <text:p text:style-name="P17">the specific number of group lessons</text:p>
      <text:p text:style-name="P38"><text:a xlink:type="simple" xlink:href="https://www.postgresql.org/docs/13/static/sql-createview.html" office:target-frame-name="_blank" xlink:show="new" text:style-name="Internet_20_link" text:visited-style-name="Visited_20_Internet_20_Link"><text:span text:style-name="T1">CREATE </text:span></text:a><text:a xlink:type="simple" xlink:href="https://www.postgresql.org/docs/13/static/sql-createview.html" office:target-frame-name="_blank" xlink:show="new" text:style-name="Internet_20_link" text:visited-style-name="Visited_20_Internet_20_Link"><text:span text:style-name="T8">MATERIALIZED </text:span></text:a><text:a xlink:type="simple" xlink:href="https://www.postgresql.org/docs/13/static/sql-createview.html" office:target-frame-name="_blank" xlink:show="new" text:style-name="Internet_20_link" text:visited-style-name="Visited_20_Internet_20_Link"><text:span text:style-name="T1">VIEW</text:span></text:a><text:span text:style-name="T8"> Group_lesson_view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november,</text:span></text:p>
      <text:p text:style-name="P1"><text:soft-page-break/><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1-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instrument_play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december</text:span></text:p>
      <text:p text:style-name="P1"><text:span text:style-name="T5">FROM </text:span><text:a xlink:type="simple" xlink:href="http://localhost:8080/?pgsql=db&amp;username=postgres&amp;db=Soundgood&amp;ns=public&amp;table=time_slot" text:style-name="Internet_20_link" text:visited-style-name="Visited_20_Internet_20_Link"><text:span text:style-name="T8">time_slot</text:span></text:a></text:p>
      <text:p text:style-name="P29"/>
      <text:p text:style-name="P14"/>
      <text:p text:style-name="P18">specific number of ensembles</text:p>
      <text:p text:style-name="P34"><text:a xlink:type="simple" xlink:href="https://www.postgresql.org/docs/13/static/sql-createview.html" office:target-frame-name="_blank" xlink:show="new" text:style-name="Internet_20_link" text:visited-style-name="Visited_20_Internet_20_Link"><text:span text:style-name="T4">CREATE </text:span></text:a><text:a xlink:type="simple" xlink:href="https://www.postgresql.org/docs/13/static/sql-createview.html" office:target-frame-name="_blank" xlink:show="new" text:style-name="Internet_20_link" text:visited-style-name="Visited_20_Internet_20_Link"><text:span text:style-name="T8">MATERIALIZED </text:span></text:a><text:a xlink:type="simple" xlink:href="https://www.postgresql.org/docs/13/static/sql-createview.html" office:target-frame-name="_blank" xlink:show="new" text:style-name="Internet_20_link" text:visited-style-name="Visited_20_Internet_20_Link"><text:span text:style-name="T4">VIEW</text:span></text:a><text:span text:style-name="T8"> </text:span><text:a xlink:type="simple" xlink:href="http://localhost:8080/?pgsql=db&amp;username=postgres&amp;db=Soundgood&amp;ns=public&amp;table=ensembles_view" text:style-name="Internet_20_link" text:visited-style-name="Visited_20_Internet_20_Link">ensembles_view</text:a><text:span text:style-name="T8">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an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februar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3-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rs,</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4-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pril,</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5-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maj,</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6-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n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7-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jul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8-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augusti,</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09-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sept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0-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okto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november,</text:span></text:p>
      <text:p text:style-name="P1"><text:a xlink:type="simple" xlink:href="https://www.postgresql.org/docs/13/static/functions-aggregate.html" office:target-frame-name="_blank" xlink:show="new" text:style-name="Internet_20_link" text:visited-style-name="Visited_20_Internet_20_Link"><text:span text:style-name="T1">sum</text:span></text:a><text:span text:style-name="T5">(</text:span><text:a xlink:type="simple" xlink:href="https://www.postgresql.org/docs/13/static/functions-conditional.html" office:target-frame-name="_blank" xlink:show="new" text:style-name="Internet_20_link" text:visited-style-name="Visited_20_Internet_20_Link"><text:span text:style-name="T1">case</text:span></text:a><text:span text:style-name="T5"> </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time_stamp &gt;= </text:span><text:span text:style-name="T14">'2020-12-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ime_stamp &lt;</text:span><text:span text:style-name="T14">'2021-01-0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3">1</text:span><text:span text:style-name="T5"> </text:span><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3">0</text:span><text:span text:style-name="T5"> </text:span><text:a xlink:type="simple" xlink:href="https://www.postgresql.org/docs/13/static/sql-end.html" office:target-frame-name="_blank" xlink:show="new" text:style-name="Internet_20_link" text:visited-style-name="Visited_20_Internet_20_Link"><text:span text:style-name="T1">end</text:span></text:a><text:span text:style-name="T5">) AS december</text:span></text:p>
      <text:p text:style-name="P1"><text:span text:style-name="T5">FROM </text:span><text:a xlink:type="simple" xlink:href="http://localhost:8080/?pgsql=db&amp;username=postgres&amp;db=Soundgood&amp;ns=public&amp;table=time_slot" text:style-name="Internet_20_link" text:visited-style-name="Visited_20_Internet_20_Link"><text:span text:style-name="T8">time_slot</text:span></text:a></text:p>
      <text:p text:style-name="P30"/>
      <text:p text:style-name="P19">Show the number of lessons given per month during a specified year.</text:p>
      <text:p text:style-name="P35">CREATE <text:a xlink:type="simple" xlink:href="https://www.postgresql.org/docs/13/static/sql-createview.html" office:target-frame-name="_blank" xlink:show="new" text:style-name="Internet_20_link" text:visited-style-name="Visited_20_Internet_20_Link"><text:span text:style-name="T10">MATERIALIZED</text:span></text:a><text:span text:style-name="T24"> </text:span>VIEW total_lesson_view AS</text:p>
      <text:p text:style-name="P33"><text:a xlink:type="simple" xlink:href="https://www.postgresql.org/docs/13/static/sql-select.html" office:target-frame-name="_blank" xlink:show="new" text:style-name="Internet_20_link" text:visited-style-name="Visited_20_Internet_20_Link"><text:span text:style-name="T4">SELECT</text:span></text:a><text:span text:style-name="T5"> </text:span></text:p>
      <text:p text:style-name="P28"/>
      <text:p text:style-name="P2">A.Januari+B.Januari+C.Januari AS Januari,</text:p>
      <text:p text:style-name="P2">A.Februari+B.Februari+C.Februari AS Februari,</text:p>
      <text:p text:style-name="P2">A.Mars+B.Mars+C.Mars AS Mars,</text:p>
      <text:p text:style-name="P2"/>
      <text:p text:style-name="P2">A.April+B.April+C.April AS April,</text:p>
      <text:p text:style-name="P2">A.Maj+B.Maj+C.Maj AS Maj,</text:p>
      <text:p text:style-name="P2">A.Juni+B.Juni+C.Juni AS Juni,</text:p>
      <text:p text:style-name="P2"/>
      <text:p text:style-name="P2">A.Juli+B.Juli+C.Juli AS Juli,</text:p>
      <text:p text:style-name="P2">A.Augusti+B.Augusti+C.Augusti AS Augusti,</text:p>
      <text:p text:style-name="P2">A.September+B.September+C.September AS September,</text:p>
      <text:p text:style-name="P2"/>
      <text:p text:style-name="P2">A.Oktober+B.Oktober+C.Oktober AS Oktober,</text:p>
      <text:p text:style-name="P2">A.November+B.November+C.November AS November,</text:p>
      <text:p text:style-name="P2">A.December+B.December+C.December AS December</text:p>
      <text:p text:style-name="P2"/>
      <text:p text:style-name="P1"><text:span text:style-name="T5">FROM </text:span><text:a xlink:type="simple" xlink:href="http://localhost:8080/?pgsql=db&amp;username=postgres&amp;db=Soundgood&amp;ns=public&amp;table=lesson_view" text:style-name="Internet_20_link" text:visited-style-name="Visited_20_Internet_20_Link"><text:span text:style-name="T8">lesson_view</text:span></text:a><text:span text:style-name="T5"> A,</text:span><text:a xlink:type="simple" xlink:href="http://localhost:8080/?pgsql=db&amp;username=postgres&amp;db=Soundgood&amp;ns=public&amp;table=group_lesson_view" text:style-name="Internet_20_link" text:visited-style-name="Visited_20_Internet_20_Link"><text:span text:style-name="T8">group_lesson_view</text:span></text:a><text:span text:style-name="T5"> B,</text:span><text:a xlink:type="simple" xlink:href="http://localhost:8080/?pgsql=db&amp;username=postgres&amp;db=Soundgood&amp;ns=public&amp;table=ensembles_view" text:style-name="Internet_20_link" text:visited-style-name="Visited_20_Internet_20_Link"><text:span text:style-name="T8">ensembles_view</text:span></text:a><text:span text:style-name="T5"> C</text:span></text:p>
      <text:p text:style-name="P19"/>
      <text:p text:style-name="P14"/>
      <text:p text:style-name="P14"><text:soft-page-break/>The same as above, but retrieve the average number of lessons per month during the entire year, instead of the total for each month.</text:p>
      <text:p text:style-name="P14"/>
      <text:p text:style-name="P20">AVG lesson</text:p>
      <text:p text:style-name="P32"><text:a xlink:type="simple" xlink:href="https://www.postgresql.org/docs/13/static/sql-select.html" office:target-frame-name="_blank" xlink:show="new" text:style-name="Internet_20_link" text:visited-style-name="Visited_20_Internet_20_Link"><text:span text:style-name="T4">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text:span><text:span text:style-name="T13">12</text:span><text:span text:style-name="T5"> AS avg_per_month</text:span></text:p>
      <text:p text:style-name="P1"><text:span text:style-name="T5">FROM </text:span><text:a xlink:type="simple" xlink:href="http://localhost:8080/?pgsql=db&amp;username=postgres&amp;db=Soundgood&amp;ns=public&amp;table=lesson_view" text:style-name="Internet_20_link" text:visited-style-name="Visited_20_Internet_20_Link"><text:span text:style-name="T8">lesson_view</text:span></text:a></text:p>
      <text:p text:style-name="P14"/>
      <text:p text:style-name="P20">AVG ensembles</text:p>
      <text:p text:style-name="P32"><text:a xlink:type="simple" xlink:href="https://www.postgresql.org/docs/13/static/sql-select.html" office:target-frame-name="_blank" xlink:show="new" text:style-name="Internet_20_link" text:visited-style-name="Visited_20_Internet_20_Link"><text:span text:style-name="T4">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text:span><text:span text:style-name="T13">12</text:span><text:span text:style-name="T5"> AS avg_per_month</text:span></text:p>
      <text:p text:style-name="P1"><text:span text:style-name="T5">FROM </text:span><text:a xlink:type="simple" xlink:href="http://localhost:8080/?pgsql=db&amp;username=postgres&amp;db=Soundgood&amp;ns=public&amp;table=ensembles_view" text:style-name="Internet_20_link" text:visited-style-name="Visited_20_Internet_20_Link"><text:span text:style-name="T8">ensembles_view</text:span></text:a></text:p>
      <text:p text:style-name="P14"/>
      <text:p text:style-name="P20">AVG group_lesson</text:p>
      <text:p text:style-name="P32"><text:a xlink:type="simple" xlink:href="https://www.postgresql.org/docs/13/static/sql-select.html" office:target-frame-name="_blank" xlink:show="new" text:style-name="Internet_20_link" text:visited-style-name="Visited_20_Internet_20_Link"><text:span text:style-name="T4">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text:span><text:span text:style-name="T13">12</text:span><text:span text:style-name="T5"> AS avg_per_month</text:span></text:p>
      <text:p text:style-name="P1"><text:span text:style-name="T5">FROM </text:span><text:a xlink:type="simple" xlink:href="http://localhost:8080/?pgsql=db&amp;username=postgres&amp;db=Soundgood&amp;ns=public&amp;table=group_lesson_view" text:style-name="Internet_20_link" text:visited-style-name="Visited_20_Internet_20_Link"><text:span text:style-name="T8">group_lesson_view</text:span></text:a></text:p>
      <text:p text:style-name="P14"/>
      <text:p text:style-name="P20">AVG Total</text:p>
      <text:p text:style-name="P32"><text:a xlink:type="simple" xlink:href="https://www.postgresql.org/docs/13/static/sql-select.html" office:target-frame-name="_blank" xlink:show="new" text:style-name="Internet_20_link" text:visited-style-name="Visited_20_Internet_20_Link"><text:span text:style-name="T4">SELECT</text:span></text:a><text:span text:style-name="T5"> </text:span></text:p>
      <text:p text:style-name="P1"><text:a xlink:type="simple" xlink:href="https://www.postgresql.org/docs/13/static/functions-aggregate.html" office:target-frame-name="_blank" xlink:show="new" text:style-name="Internet_20_link" text:visited-style-name="Visited_20_Internet_20_Link"><text:span text:style-name="T1">AVG</text:span></text:a><text:span text:style-name="T5">(januari+februari+mars+april+maj+juni+juli+augusti+september+oktober+november+december)/</text:span><text:span text:style-name="T13">12</text:span><text:span text:style-name="T5"> AS avg_per_month</text:span></text:p>
      <text:p text:style-name="P1"><text:span text:style-name="T5">FROM </text:span><text:a xlink:type="simple" xlink:href="http://localhost:8080/?pgsql=db&amp;username=postgres&amp;db=Soundgood&amp;ns=public&amp;table=total_lesson_view" text:style-name="Internet_20_link" text:visited-style-name="Visited_20_Internet_20_Link"><text:span text:style-name="T8">total_lesson_view</text:span></text:a></text:p>
      <text:p text:style-name="P14"/>
      <text:p text:style-name="P14"/>
      <text:p text:style-name="P41">List all instructors who has given more than a specific number of lessons during the current month. Sum all lessons, independent of type. Also list the three instructors having given most lessons (independent of lesson type) during the last month, sorted by number of given lessons. This query will be used to find instructors risking to work too much, and will be executed daily.</text:p>
      <text:p text:style-name="P21"/>
      <text:p text:style-name="P21">List all instructors who has given more than a specific number of lessons during the current month. Sum all lessons, independent of type. </text:p>
      <text:p text:style-name="P35">CREATE <text:a xlink:type="simple" xlink:href="https://www.postgresql.org/docs/13/static/sql-createview.html" office:target-frame-name="_blank" xlink:show="new" text:style-name="Internet_20_link" text:visited-style-name="Visited_20_Internet_20_Link"><text:span text:style-name="T10">MATERIALIZED</text:span></text:a><text:span text:style-name="T24"> </text:span>VIEW <text:span text:style-name="T29">instructor_no_lessons AS</text:span></text:p>
      <text:p text:style-name="P37"><text:a xlink:type="simple" xlink:href="https://www.postgresql.org/docs/13/static/sql-select.html" office:target-frame-name="_blank" xlink:show="new" text:style-name="Internet_20_link" text:visited-style-name="Visited_20_Internet_20_Link"><text:span text:style-name="T1">SELECT</text:span></text:a><text:span text:style-name="T5"> tem.instructor_id, </text:span><text:a xlink:type="simple" xlink:href="https://www.postgresql.org/docs/13/static/functions-aggregate.html" office:target-frame-name="_blank" xlink:show="new" text:style-name="Internet_20_link" text:visited-style-name="Visited_20_Internet_20_Link"><text:span text:style-name="T1">COUNT</text:span></text:a><text:span text:style-name="T5">(*)</text:span></text:p>
      <text:p text:style-name="P2">FROM(</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5"> instructor_id, time_stamp</text:span></text:p>
      <text:p text:style-name="P1"><text:span text:style-name="T5">FROM </text:span><text:a xlink:type="simple" xlink:href="http://localhost:8080/?pgsql=db&amp;username=postgres&amp;db=Soundgood&amp;ns=public&amp;table=booking" text:style-name="Internet_20_link" text:visited-style-name="Visited_20_Internet_20_Link"><text:span text:style-name="T8">booking</text:span></text:a><text:span text:style-name="T5"> A INNER JOIN </text:span><text:a xlink:type="simple" xlink:href="http://localhost:8080/?pgsql=db&amp;username=postgres&amp;db=Soundgood&amp;ns=public&amp;table=lesson" text:style-name="Internet_20_link" text:visited-style-name="Visited_20_Internet_20_Link"><text:span text:style-name="T8">lesson</text:span></text:a><text:span text:style-name="T5"> B ON A.booking_id=B.booking_id</text:span></text:p>
      <text:p text:style-name="P1"><text:span text:style-name="T5">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p>
      <text:p text:style-name="P1"><text:span text:style-name="T5">UNION </text:span><text:a xlink:type="simple" xlink:href="https://www.postgresql.org/docs/13/static/functions-subquery.html" office:target-frame-name="_blank" xlink:show="new" text:style-name="Internet_20_link" text:visited-style-name="Visited_20_Internet_20_Link"><text:span text:style-name="T1">ALL</text:span></text:a></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5"> instructor_id, time_stamp</text:span></text:p>
      <text:p text:style-name="P1"><text:span text:style-name="T5">FROM </text:span><text:a xlink:type="simple" xlink:href="http://localhost:8080/?pgsql=db&amp;username=postgres&amp;db=Soundgood&amp;ns=public&amp;table=time_slot" text:style-name="Internet_20_link" text:visited-style-name="Visited_20_Internet_20_Link"><text:span text:style-name="T8">time_slot</text:span></text:a></text:p>
      <text:p text:style-name="P1"><text:span text:style-name="T5">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p>
      <text:p text:style-name="P2">) AS tem</text:p>
      <text:p text:style-name="P2">GROUP BY instructor_id</text:p>
      <text:p text:style-name="P1"><text:span text:style-name="T5">HAVING </text:span><text:a xlink:type="simple" xlink:href="https://www.postgresql.org/docs/13/static/functions-aggregate.html" office:target-frame-name="_blank" xlink:show="new" text:style-name="Internet_20_link" text:visited-style-name="Visited_20_Internet_20_Link"><text:span text:style-name="T1">COUNT</text:span></text:a><text:span text:style-name="T5">(*)&gt;</text:span><text:span text:style-name="T13">3</text:span></text:p>
      <text:p text:style-name="P1"><text:span text:style-name="T5">ORDER BY </text:span><text:a xlink:type="simple" xlink:href="https://www.postgresql.org/docs/13/static/functions-aggregate.html" office:target-frame-name="_blank" xlink:show="new" text:style-name="Internet_20_link" text:visited-style-name="Visited_20_Internet_20_Link"><text:span text:style-name="T1">COUNT</text:span></text:a><text:span text:style-name="T5">(*) DESC</text:span></text:p>
      <text:p text:style-name="P27"/>
      <text:p text:style-name="P27"/>
      <text:p text:style-name="P14"/>
      <text:p text:style-name="P14">Also list the three instructors having given most lessons (independent of lesson type) during the last month, sorted by number of given lessons.</text:p>
      <text:p text:style-name="P36"><text:span text:style-name="T27">CREATE </text:span><text:a xlink:type="simple" xlink:href="https://www.postgresql.org/docs/13/static/sql-createview.html" office:target-frame-name="_blank" xlink:show="new" text:style-name="Internet_20_link" text:visited-style-name="Visited_20_Internet_20_Link"><text:span text:style-name="T10">MATERIALIZED</text:span></text:a><text:span text:style-name="T25"> </text:span><text:span text:style-name="T27">VIEW </text:span><text:span text:style-name="T28">instructor_</text:span><text:span text:style-name="T30">m</text:span><text:span text:style-name="T31">ost_lessons_</text:span><text:span text:style-name="T32">view</text:span><text:span text:style-name="T28"> AS</text:span></text:p>
      <text:p text:style-name="P32"><text:a xlink:type="simple" xlink:href="https://www.postgresql.org/docs/13/static/sql-select.html" office:target-frame-name="_blank" xlink:show="new" text:style-name="Internet_20_link" text:visited-style-name="Visited_20_Internet_20_Link"><text:span text:style-name="T4">SELECT</text:span></text:a><text:span text:style-name="T5"> tem.instructor_id, </text:span><text:a xlink:type="simple" xlink:href="https://www.postgresql.org/docs/13/static/functions-aggregate.html" office:target-frame-name="_blank" xlink:show="new" text:style-name="Internet_20_link" text:visited-style-name="Visited_20_Internet_20_Link"><text:span text:style-name="T4">COUNT</text:span></text:a><text:span text:style-name="T5">(*)</text:span></text:p>
      <text:p text:style-name="P2">FROM(</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5"> instructor_id, time_stamp</text:span></text:p>
      <text:p text:style-name="P1"><text:span text:style-name="T5">FROM </text:span><text:a xlink:type="simple" xlink:href="http://localhost:8080/?pgsql=db&amp;username=postgres&amp;db=Soundgood&amp;ns=public&amp;table=booking" text:style-name="Internet_20_link" text:visited-style-name="Visited_20_Internet_20_Link"><text:span text:style-name="T8">booking</text:span></text:a><text:span text:style-name="T5"> A INNER JOIN </text:span><text:a xlink:type="simple" xlink:href="http://localhost:8080/?pgsql=db&amp;username=postgres&amp;db=Soundgood&amp;ns=public&amp;table=lesson" text:style-name="Internet_20_link" text:visited-style-name="Visited_20_Internet_20_Link"><text:span text:style-name="T8">lesson</text:span></text:a><text:span text:style-name="T5"> B ON A.booking_id=B.booking_id</text:span></text:p>
      <text:p text:style-name="P1"><text:span text:style-name="T5">WHERE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span text:style-name="T13">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p>
      <text:p text:style-name="P1"><text:span text:style-name="T5">UNION </text:span><text:a xlink:type="simple" xlink:href="https://www.postgresql.org/docs/13/static/functions-subquery.html" office:target-frame-name="_blank" xlink:show="new" text:style-name="Internet_20_link" text:visited-style-name="Visited_20_Internet_20_Link"><text:span text:style-name="T1">ALL</text:span></text:a></text:p>
      <text:p text:style-name="P1"><text:a xlink:type="simple" xlink:href="https://www.postgresql.org/docs/13/static/sql-select.html" office:target-frame-name="_blank" xlink:show="new" text:style-name="Internet_20_link" text:visited-style-name="Visited_20_Internet_20_Link"><text:span text:style-name="T1">SELECT</text:span></text:a><text:span text:style-name="T5"> instructor_id, time_stamp</text:span></text:p>
      <text:p text:style-name="P1"><text:span text:style-name="T5">FROM </text:span><text:a xlink:type="simple" xlink:href="http://localhost:8080/?pgsql=db&amp;username=postgres&amp;db=Soundgood&amp;ns=public&amp;table=time_slot" text:style-name="Internet_20_link" text:visited-style-name="Visited_20_Internet_20_Link"><text:span text:style-name="T8">time_slot</text:span></text:a></text:p>
      <text:p text:style-name="P1"><text:span text:style-name="T5">WHERE </text:span><text:a xlink:type="simple" xlink:href="https://www.postgresql.org/docs/13/static/functions-datetime.html" office:target-frame-name="_blank" xlink:show="new" text:style-name="Internet_20_link" text:visited-style-name="Visited_20_Internet_20_Link"><text:span text:style-name="T7">EXTRACT</text:span></text:a><text:span text:style-name="T5">(MONTH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MONTH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span text:style-name="T13">1</text:span><text:span text:style-name="T5"> </text:span><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p>
      <text:p text:style-name="P2">) AS tem</text:p>
      <text:p text:style-name="P2">GROUP BY instructor_id</text:p>
      <text:p text:style-name="P1"><text:span text:style-name="T5">ORDER BY </text:span><text:a xlink:type="simple" xlink:href="https://www.postgresql.org/docs/13/static/functions-aggregate.html" office:target-frame-name="_blank" xlink:show="new" text:style-name="Internet_20_link" text:visited-style-name="Visited_20_Internet_20_Link"><text:span text:style-name="T1">COUNT</text:span></text:a><text:span text:style-name="T5">(*) DESC</text:span></text:p>
      <text:p text:style-name="P2">LIMIT <text:span text:style-name="T18">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e following queries will be performed programmatically, and the results will be displayed on Soundgood's web page. You only have to create the queries, not the web page.</text:p>
      <text:p text:style-name="P14"/>
      <text:p text:style-name="P14">List all ensembles held during the next week, sorted by music genre and weekday. For each ensemble tell whether it's full booked, has 1-2 seats left or has more seats left.</text:p>
      <text:p text:style-name="P14"/>
      <text:p text:style-name="P14">List the three instruments with the lowest monthly rental fee. For each instrument tell whether it is rented or available to rent. Also tell when the next group lesson for each listed instrument is scheduled.</text:p>
      <text:p text:style-name="P14"/>
      <text:p text:style-name="P14"/>
      <text:p text:style-name="P24">List all ensembles held during the next week, sorted by music genre and weekday. For each ensemble tell whether it's full booked, has 1-2 seats left or has more seats left.</text:p>
      <text:p text:style-name="P39"><text:span text:style-name="T2">CREATE </text:span><text:a xlink:type="simple" xlink:href="https://www.postgresql.org/docs/13/static/sql-createview.html" office:target-frame-name="_blank" xlink:show="new" text:style-name="Internet_20_link" text:visited-style-name="Visited_20_Internet_20_Link">MATERIALIZED</text:a><text:span text:style-name="T10"> </text:span><text:span text:style-name="T2">VIEW </text:span><text:span text:style-name="T3">ensembles_next_week_view AS</text:span></text:p>
      <text:p text:style-name="P39"><text:a xlink:type="simple" xlink:href="https://www.postgresql.org/docs/13/static/sql-select.html" office:target-frame-name="_blank" xlink:show="new" text:style-name="Internet_20_link" text:visited-style-name="Visited_20_Internet_20_Link"><text:span text:style-name="T1">SELECT</text:span></text:a></text:p>
      <text:p text:style-name="P2">A.time_slot_id,</text:p>
      <text:p text:style-name="P2">B.genre_name,</text:p>
      <text:p text:style-name="P2">A.time_stamp,</text:p>
      <text:p text:style-name="P1"><text:a xlink:type="simple" xlink:href="https://www.postgresql.org/docs/13/static/functions-conditional.html" office:target-frame-name="_blank" xlink:show="new" text:style-name="Internet_20_link" text:visited-style-name="Visited_20_Internet_20_Link"><text:span text:style-name="T1">CASE</text:span></text:a></text:p>
      <text:p text:style-name="P1"><text:span text:style-name="T12"><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max_students - booked_students =</text:span><text:span text:style-name="T13">0</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4">'FULL'</text:span></text:p>
      <text:p text:style-name="P1"><text:span text:style-name="T12"><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max_students - booked_students &lt;</text:span><text:span text:style-name="T13">3</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4">' 1-2 seats left'</text:span></text:p>
      <text:p text:style-name="P1"><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4">'Many left'</text:span></text:p>
      <text:p text:style-name="P1"><text:a xlink:type="simple" xlink:href="https://www.postgresql.org/docs/13/static/sql-end.html" office:target-frame-name="_blank" xlink:show="new" text:style-name="Internet_20_link" text:visited-style-name="Visited_20_Internet_20_Link"><text:span text:style-name="T1">END</text:span></text:a><text:span text:style-name="T5"> AS availability</text:span></text:p>
      <text:p text:style-name="P1"><text:span text:style-name="T5">FROM </text:span><text:a xlink:type="simple" xlink:href="http://localhost:8080/?pgsql=db&amp;username=postgres&amp;db=Soundgood&amp;ns=public&amp;table=time_slot" text:style-name="Internet_20_link" text:visited-style-name="Visited_20_Internet_20_Link"><text:span text:style-name="T8">time_slot</text:span></text:a><text:span text:style-name="T5"> A INNER JOIN </text:span><text:a xlink:type="simple" xlink:href="http://localhost:8080/?pgsql=db&amp;username=postgres&amp;db=Soundgood&amp;ns=public&amp;table=genre" text:style-name="Internet_20_link" text:visited-style-name="Visited_20_Internet_20_Link"><text:span text:style-name="T8">genre</text:span></text:a><text:span text:style-name="T5"> B ON A.genre_id=B.genre_id</text:span></text:p>
      <text:p text:style-name="P1"><text:span text:style-name="T5">WHERE B.genre_id IS </text:span><text:a xlink:type="simple" xlink:href="https://www.postgresql.org/docs/13/static/functions-logical.html" office:target-frame-name="_blank" xlink:show="new" text:style-name="Internet_20_link" text:visited-style-name="Visited_20_Internet_20_Link"><text:span text:style-name="T1">NOT</text:span></text:a><text:span text:style-name="T5"> NULL </text:span></text:p>
      <text:p text:style-name="P1"><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p>
      <text:p text:style-name="P1"><text:a xlink:type="simple" xlink:href="https://www.postgresql.org/docs/13/static/functions-datetime.html" office:target-frame-name="_blank" xlink:show="new" text:style-name="Internet_20_link" text:visited-style-name="Visited_20_Internet_20_Link"><text:span text:style-name="T1">EXTRACT</text:span></text:a><text:span text:style-name="T5">(WEEK FROM A.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WEEK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span text:style-name="T13">1</text:span></text:p>
      <text:p text:style-name="P1"><text:a xlink:type="simple" xlink:href="https://www.postgresql.org/docs/13/static/functions-logical.html" office:target-frame-name="_blank" xlink:show="new" text:style-name="Internet_20_link" text:visited-style-name="Visited_20_Internet_20_Link"><text:span text:style-name="T1">AND</text:span></text:a><text:span text:style-name="T5"> </text:span></text:p>
      <text:p text:style-name="P1"><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A.time_stamp) =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YEAR FROM </text:span><text:a xlink:type="simple" xlink:href="https://www.postgresql.org/docs/13/static/functions-datetime.html" office:target-frame-name="_blank" xlink:show="new" text:style-name="Internet_20_link" text:visited-style-name="Visited_20_Internet_20_Link"><text:span text:style-name="T1">current_date</text:span></text:a><text:span text:style-name="T5">)</text:span></text:p>
      <text:p text:style-name="P1"><text:span text:style-name="T5">ORDER BY </text:span><text:a xlink:type="simple" xlink:href="https://www.postgresql.org/docs/13/static/functions-datetime.html" office:target-frame-name="_blank" xlink:show="new" text:style-name="Internet_20_link" text:visited-style-name="Visited_20_Internet_20_Link"><text:span text:style-name="T1">EXTRACT</text:span></text:a><text:span text:style-name="T5">(DAY FROM A.time_stamp), B.genre_name ASC</text:span></text:p>
      <text:p text:style-name="P40"/>
      <text:p text:style-name="P22"/>
      <text:p text:style-name="P25">List the three instruments with the lowest monthly rental fee. For each instrument tell whether it is rented or available to rent. Also tell when the next group lesson for each listed instrument is scheduled.</text:p>
      <text:p text:style-name="P14"/>
      <text:p text:style-name="P27"><text:a xlink:type="simple" xlink:href="https://www.postgresql.org/docs/13/static/sql-createview.html" office:target-frame-name="_blank" xlink:show="new" text:style-name="Internet_20_link" text:visited-style-name="Visited_20_Internet_20_Link"><text:span text:style-name="T16">CREATE VIEW</text:span></text:a><text:span text:style-name="T33"> </text:span><text:a xlink:type="simple" xlink:href="http://localhost:8080/?pgsql=db&amp;username=postgres&amp;db=soundgooddb&amp;ns=public&amp;table=instrument_lowest_cost_view" text:style-name="Internet_20_link" text:visited-style-name="Visited_20_Internet_20_Link">instrument_lowest_cost_view</text:a><text:span text:style-name="T33"> AS</text:span></text:p>
      <text:p text:style-name="P1"><text:a xlink:type="simple" xlink:href="https://www.postgresql.org/docs/13/static/sql-select.html" office:target-frame-name="_blank" xlink:show="new" text:style-name="Internet_20_link" text:visited-style-name="Visited_20_Internet_20_Link"><text:span text:style-name="T1">SELECT</text:span></text:a></text:p>
      <text:p text:style-name="P2">B.instrument_name,</text:p>
      <text:p text:style-name="P2">C.brand_name,</text:p>
      <text:p text:style-name="P2">A.instrument_id_tag,</text:p>
      <text:p text:style-name="P2">A.fee,</text:p>
      <text:p text:style-name="P1"><text:a xlink:type="simple" xlink:href="https://www.postgresql.org/docs/13/static/functions-aggregate.html" office:target-frame-name="_blank" xlink:show="new" text:style-name="Internet_20_link" text:visited-style-name="Visited_20_Internet_20_Link"><text:span text:style-name="T1">min</text:span></text:a><text:span text:style-name="T5">(D.time_stamp) AS next_group_lesson,</text:span></text:p>
      <text:p text:style-name="P1"><text:a xlink:type="simple" xlink:href="https://www.postgresql.org/docs/13/static/functions-conditional.html" office:target-frame-name="_blank" xlink:show="new" text:style-name="Internet_20_link" text:visited-style-name="Visited_20_Internet_20_Link"><text:span text:style-name="T1">CASE</text:span></text:a></text:p>
      <text:p text:style-name="P1"><text:span text:style-name="T12"><text:s text:c="4"/></text:span><text:a xlink:type="simple" xlink:href="https://www.postgresql.org/docs/13/static/functions-conditional.html" office:target-frame-name="_blank" xlink:show="new" text:style-name="Internet_20_link" text:visited-style-name="Visited_20_Internet_20_Link"><text:span text:style-name="T1">WHEN</text:span></text:a><text:span text:style-name="T5"> leased = </text:span><text:span text:style-name="T14">'1'</text:span><text:span text:style-name="T5"> </text:span><text:a xlink:type="simple" xlink:href="https://www.postgresql.org/docs/13/static/functions-conditional.html" office:target-frame-name="_blank" xlink:show="new" text:style-name="Internet_20_link" text:visited-style-name="Visited_20_Internet_20_Link"><text:span text:style-name="T1">THEN</text:span></text:a><text:span text:style-name="T5"> </text:span><text:span text:style-name="T14">'Rented'</text:span></text:p>
      <text:p text:style-name="P1"><text:a xlink:type="simple" xlink:href="https://www.postgresql.org/docs/13/static/functions-conditional.html" office:target-frame-name="_blank" xlink:show="new" text:style-name="Internet_20_link" text:visited-style-name="Visited_20_Internet_20_Link"><text:span text:style-name="T1">ELSE</text:span></text:a><text:span text:style-name="T5"> </text:span><text:span text:style-name="T14">'Free'</text:span></text:p>
      <text:p text:style-name="P1"><text:a xlink:type="simple" xlink:href="https://www.postgresql.org/docs/13/static/sql-end.html" office:target-frame-name="_blank" xlink:show="new" text:style-name="Internet_20_link" text:visited-style-name="Visited_20_Internet_20_Link"><text:span text:style-name="T1">END</text:span></text:a><text:span text:style-name="T5"> AS Rented</text:span></text:p>
      <text:p text:style-name="P1"><text:span text:style-name="T5">FROM </text:span><text:a xlink:type="simple" xlink:href="http://localhost:8080/?pgsql=db&amp;username=postgres&amp;db=soundgooddb&amp;ns=public&amp;table=instrument_stock" text:style-name="Internet_20_link" text:visited-style-name="Visited_20_Internet_20_Link"><text:span text:style-name="T8">instrument_stock</text:span></text:a><text:span text:style-name="T5"> A INNER JOIN </text:span><text:a xlink:type="simple" xlink:href="http://localhost:8080/?pgsql=db&amp;username=postgres&amp;db=soundgooddb&amp;ns=public&amp;table=instrument_play" text:style-name="Internet_20_link" text:visited-style-name="Visited_20_Internet_20_Link"><text:span text:style-name="T8">instrument_play</text:span></text:a><text:span text:style-name="T5"> B ON A.instrument_play_id=B.instrument_play_id</text:span></text:p>
      <text:p text:style-name="P1"><text:span text:style-name="T5">INNER JOIN </text:span><text:a xlink:type="simple" xlink:href="http://localhost:8080/?pgsql=db&amp;username=postgres&amp;db=soundgooddb&amp;ns=public&amp;table=brand" text:style-name="Internet_20_link" text:visited-style-name="Visited_20_Internet_20_Link"><text:span text:style-name="T8">brand</text:span></text:a><text:span text:style-name="T5"> C ON A.brand_id=C.brand_id</text:span></text:p>
      <text:p text:style-name="P1"><text:span text:style-name="T5">INNER JOIN </text:span><text:a xlink:type="simple" xlink:href="http://localhost:8080/?pgsql=db&amp;username=postgres&amp;db=soundgooddb&amp;ns=public&amp;table=time_slot" text:style-name="Internet_20_link" text:visited-style-name="Visited_20_Internet_20_Link"><text:span text:style-name="T8">time_slot</text:span></text:a><text:span text:style-name="T5"> D ON B.instrument_play_id=D.instrument_play_id</text:span></text:p>
      <text:p text:style-name="P1"><text:span text:style-name="T5">WHERE D.time_stamp&gt;</text:span><text:a xlink:type="simple" xlink:href="https://www.postgresql.org/docs/13/static/functions-datetime.html" office:target-frame-name="_blank" xlink:show="new" text:style-name="Internet_20_link" text:visited-style-name="Visited_20_Internet_20_Link"><text:span text:style-name="T1">current_timestamp</text:span></text:a></text:p>
      <text:p text:style-name="P2">GROUP BY instrument_name,brand_name,instrument_id_tag,fee,rented</text:p>
      <text:p text:style-name="P2">ORDER BY fee ASC</text:p>
      <text:p text:style-name="P2">LIMIT <text:span text:style-name="T18">3</text:span></text:p>
      <text:p text:style-name="P43"><text:soft-page-break/></text:p>
      <text:p text:style-name="P11">ANVÄNDS TILL JAVA PROGRAM</text:p>
      <text:p text:style-name="P9"/>
      <text:p text:style-name="P10"><text:span text:style-name="T17">CREATE </text:span><text:a xlink:type="simple" xlink:href="https://www.postgresql.org/docs/13/static/sql-createview.html" office:target-frame-name="_blank" xlink:show="new" text:style-name="Internet_20_link" text:visited-style-name="Visited_20_Internet_20_Link">MATERIALIZED</text:a><text:span text:style-name="T26"> </text:span><text:span text:style-name="T17">VIEW instrument_available AS</text:span></text:p>
      <text:p text:style-name="P10"><text:a xlink:type="simple" xlink:href="https://www.postgresql.org/docs/13/static/sql-select.html" office:target-frame-name="_blank" xlink:show="new" text:style-name="Internet_20_link" text:visited-style-name="Visited_20_Internet_20_Link"><text:span text:style-name="T16">SELECT</text:span></text:a><text:span text:style-name="T23"> a.instrument_stock_id,</text:span></text:p>
      <text:p text:style-name="P7"><text:s text:c="4"/><text:span text:style-name="T22">b.brand_name,</text:span></text:p>
      <text:p text:style-name="P7"><text:s text:c="4"/><text:span text:style-name="T22">c.instrument_name,</text:span></text:p>
      <text:p text:style-name="P7"><text:s text:c="4"/><text:span text:style-name="T22">a.fee</text:span></text:p>
      <text:p text:style-name="P1"><text:span text:style-name="T12"><text:s text:c="3"/></text:span><text:span text:style-name="T5">FROM ((</text:span><text:a xlink:type="simple" xlink:href="http://localhost:8080/?pgsql=db&amp;username=postgres&amp;db=soundgooddb&amp;ns=public&amp;table=instrument_stock" text:style-name="Internet_20_link" text:visited-style-name="Visited_20_Internet_20_Link"><text:span text:style-name="T8">instrument_stock</text:span></text:a><text:span text:style-name="T5"> a</text:span></text:p>
      <text:p text:style-name="P1"><text:span text:style-name="T12"><text:s text:c="5"/></text:span><text:span text:style-name="T5">JOIN </text:span><text:a xlink:type="simple" xlink:href="http://localhost:8080/?pgsql=db&amp;username=postgres&amp;db=soundgooddb&amp;ns=public&amp;table=brand" text:style-name="Internet_20_link" text:visited-style-name="Visited_20_Internet_20_Link"><text:span text:style-name="T8">brand</text:span></text:a><text:span text:style-name="T5"> b ON ((a.brand_id = b.brand_id)))</text:span></text:p>
      <text:p text:style-name="P1"><text:span text:style-name="T12"><text:s text:c="5"/></text:span><text:span text:style-name="T5">JOIN </text:span><text:a xlink:type="simple" xlink:href="http://localhost:8080/?pgsql=db&amp;username=postgres&amp;db=soundgooddb&amp;ns=public&amp;table=instrument_play" text:style-name="Internet_20_link" text:visited-style-name="Visited_20_Internet_20_Link"><text:span text:style-name="T8">instrument_play</text:span></text:a><text:span text:style-name="T5"> c ON ((a.instrument_play_id = c.instrument_play_id)))</text:span></text:p>
      <text:p text:style-name="P7"><text:s text:c="2"/><text:span text:style-name="T22">WHERE (a.leased &lt;&gt; </text:span><text:span text:style-name="T19">1</text:span><text:span text:style-name="T22">)</text:span></text:p>
      <text:p text:style-name="P7"><text:s text:c="2"/><text:span text:style-name="T22">ORDER BY c.instrument_name;</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Verdana" svg:font-family="Verdana, Arial, Helvetica,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 LibreOffice_project/a64200df03143b798afd1ec74a12ab50359878ed</meta:generator>
    <dc:date>2021-03-16T15:26:14.370000000</dc:date>
    <meta:editing-duration>PT7H31M20S</meta:editing-duration>
    <meta:editing-cycles>54</meta:editing-cycles>
    <meta:document-statistic meta:table-count="0" meta:image-count="0" meta:object-count="0" meta:page-count="8" meta:paragraph-count="219" meta:word-count="1877" meta:character-count="13889" meta:non-whitespace-character-count="12177"/>
  </office:meta>
</office:document-meta>
</file>